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5" style:family="table-column">
      <style:table-column-properties fo:break-before="auto" style:column-width="2.741cm"/>
    </style:style>
    <style:style style:name="co16" style:family="table-column">
      <style:table-column-properties fo:break-before="auto" style:column-width="4.699cm"/>
    </style:style>
    <style:style style:name="co17" style:family="table-column">
      <style:table-column-properties fo:break-before="auto" style:column-width="11.748cm"/>
    </style:style>
    <style:style style:name="co1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3.078cm"/>
    </style:style>
    <style:style style:name="co8" style:family="table-column">
      <style:table-column-properties fo:break-before="auto" style:column-width="0.979cm"/>
    </style:style>
    <style:style style:name="co9" style:family="table-column">
      <style:table-column-properties fo:break-before="auto" style:column-width="1.762cm"/>
    </style:style>
    <style:style style:name="co10" style:family="table-column">
      <style:table-column-properties fo:break-before="auto" style:column-width="5.091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2.288cm"/>
    </style:style>
    <style:style style:name="co13" style:family="table-column">
      <style:table-column-properties fo:break-before="auto" style:column-width="2.314cm"/>
    </style:style>
    <style:style style:name="co18" style:family="table-column">
      <style:table-column-properties fo:break-before="auto" style:column-width="5.256cm"/>
    </style:style>
    <style:style style:name="co19" style:family="table-column">
      <style:table-column-properties fo:break-before="auto" style:column-width="1.371cm"/>
    </style:style>
    <style:style style:name="co20" style:family="table-column">
      <style:table-column-properties fo:break-before="auto" style:column-width="9.006cm"/>
    </style:style>
    <style:style style:name="co21" style:family="table-column">
      <style:table-column-properties fo:break-before="auto" style:column-width="10.181cm"/>
    </style:style>
    <style:style style:name="ro1" style:family="table-row">
      <style:table-row-properties style:row-height="0.767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2.037cm" fo:break-before="auto" style:use-optimal-row-height="false"/>
    </style:style>
    <style:style style:name="ro5" style:family="table-row">
      <style:table-row-properties style:row-height="3.685cm" fo:break-before="auto" style:use-optimal-row-height="false"/>
    </style:style>
    <style:style style:name="ro6" style:family="table-row">
      <style:table-row-properties style:row-height="10.504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2" style:family="table" style:master-page-name="PageStyle_5f_Légende">
      <style:table-properties table:display="true" style:writing-mode="lr-tb"/>
    </style:style>
    <style:style style:name="ta3" style:family="table" style:master-page-name="PageStyle_5f_Table_5f_A_5f_SE_5f_v2">
      <style:table-properties table:display="true" style:writing-mode="lr-tb"/>
    </style:style>
    <style:style style:name="ce34" style:family="table-cell" style:parent-style-name="Default">
      <style:table-cell-properties fo:background-color="#1f4e79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fo:background-color="#1f4e7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1f4e79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deeff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e6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e2efda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e2d0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dae8f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d5e8d4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f0e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e8e0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0f0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8e8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ddeeff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e6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e2efda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e2d0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dae8fc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d5e8d4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0e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e8e0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0f0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8e8f0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dff0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d6ea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adbd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ef9e7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5eef8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wrap-option="wrap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1f4e79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Table_A_SE_v2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ce70"/>
        <table:table-column table:style-name="co19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number-columns-repeated="16369"/>
        <table:table-row table:style-name="ro1">
          <table:table-cell table:style-name="ce1" office:value-type="string" calcext:value-type="string" table:number-columns-spanned="15" table:number-rows-spanned="1">
            <text:p>TABLE A — Variables VPIV — Instanciation SE — Projet RZ — v2.0 — Mars 2026 | Sources : courant_init.sh v5.1 / rz_sys_monitor.sh v4.0 / rz_gyro_manager / rz_mg_manager / rz_microSe_manager v2.0 / rz_appli_manager v1</text:p>
          </table:table-cell>
          <table:covered-table-cell table:number-columns-repeated="14"/>
          <table:table-cell table:style-name="Default" table:number-columns-repeated="16369"/>
        </table:table-row>
        <table:table-row table:style-name="ro3">
          <table:table-cell table:style-name="ce40" office:value-type="string" calcext:value-type="string">
            <text:p>SOURCE</text:p>
          </table:table-cell>
          <table:table-cell table:style-name="ce40" office:value-type="string" calcext:value-type="string">
            <text:p>VAR</text:p>
          </table:table-cell>
          <table:table-cell table:style-name="ce40" office:value-type="string" calcext:value-type="string">
            <text:p>PROP</text:p>
          </table:table-cell>
          <table:table-cell table:style-name="ce40" office:value-type="string" calcext:value-type="string">
            <text:p>CAT</text:p>
          </table:table-cell>
          <table:table-cell table:style-name="ce40" office:value-type="string" calcext:value-type="string">
            <text:p>TYPE</text:p>
          </table:table-cell>
          <table:table-cell table:style-name="ce40" office:value-type="string" calcext:value-type="string">
            <text:p>FORMAT_VALUE</text:p>
          </table:table-cell>
          <table:table-cell table:style-name="ce40" office:value-type="string" calcext:value-type="string">
            <text:p>CODAGE</text:p>
          </table:table-cell>
          <table:table-cell table:style-name="ce40" office:value-type="string" calcext:value-type="string">
            <text:p>DIRECTION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COMPLEX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NATURE</text:p>
          </table:table-cell>
          <table:table-cell table:style-name="ce40" office:value-type="string" calcext:value-type="string">
            <text:p>INTERFACE</text:p>
          </table:table-cell>
          <table:table-cell table:style-name="ce40" office:value-type="string" calcext:value-type="string">
            <text:p>VPIV_EX</text:p>
          </table:table-cell>
          <table:table-cell table:style-name="ce40" office:value-type="string" calcext:value-type="string">
            <text:p>NOTES</text:p>
          </table:table-cell>
          <table:table-cell table:style-name="Default" table:number-columns-repeated="1636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modeRZ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0|1|2|3|4|5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SE (+ relais vers A)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V:CfgS:modeRZ:*:3#</text:p>
          </table:table-cell>
          <table:table-cell table:style-name="ce3" office:value-type="string" calcext:value-type="string">
            <text:p>0=ARRET 1=VEILLE 2=FIXE 3=DEPLACEMENT 4=AUTONOME 5=ERREUR</text:p>
            <text:p>SE vérifie cohérence avant relais Arduino.</text:p>
            <text:p>Déclenche recalcul contexte STT dans rz_state-manager.sh.</text:p>
          </table:table-cell>
          <table:table-cell table:style-name="Default" table:number-columns-repeated="16369"/>
        </table:table-row>
        <table:table-row table:style-name="ro4">
          <table:table-cell table:style-name="ce3" office:value-type="string" calcext:value-type="string">
            <text:p>S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modeRZ</text:p>
          </table:table-cell>
          <table:table-cell table:style-name="ce28" office:value-type="string" calcext:value-type="string">
            <text:p>I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0|1|2|3|4|5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E→S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I:CfgS:modeRZ:*:3#</text:p>
          </table:table-cell>
          <table:table-cell table:style-name="ce3" office:value-type="string" calcext:value-type="string">
            <text:p>Publié par rz_state-manager.sh après mise à jour global.json.</text:p>
          </table:table-cell>
          <table:table-cell table:style-name="Default" table:number-columns-repeated="1636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typePtge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0|1|2|3|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SE (+ relais vers A)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V:CfgS:typePtge:*:4#</text:p>
          </table:table-cell>
          <table:table-cell table:style-name="ce3" office:value-type="string" calcext:value-type="string">
            <text:p>0=Ecran 1=Vocal 2=Manette 3=Laisse 4=Laisse+Vocal</text:p>
            <text:p>Influe sur contexte STT et autorisation commandes motrices.</text:p>
            <text:p>typePtge=3 ou 4 active ctrl_L côté Arduino.</text:p>
          </table:table-cell>
          <table:table-cell table:style-name="Default" table:number-columns-repeated="16369"/>
        </table:table-row>
        <table:table-row table:style-name="ro4">
          <table:table-cell table:style-name="ce3" office:value-type="string" calcext:value-type="string">
            <text:p>S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typePtge</text:p>
          </table:table-cell>
          <table:table-cell table:style-name="ce28" office:value-type="string" calcext:value-type="string">
            <text:p>I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0|1|2|3|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E→S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I:CfgS:typePtge:*:4#</text:p>
          </table:table-cell>
          <table:table-cell table:style-name="ce3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reset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0|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SE→A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Dyn</text:p>
          </table:table-cell>
          <table:table-cell table:style-name="ce29" office:value-type="string" calcext:value-type="string">
            <text:p>Event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V:CfgS:reset:*:1#</text:p>
          </table:table-cell>
          <table:table-cell table:style-name="ce3" office:value-type="string" calcext:value-type="string">
            <text:p>Réinitialise tous les modules. Refusé si urgence active.</text:p>
            <text:p>→ $I:COM:error:SE:"urgence active clear first"#</text:p>
          </table:table-cell>
          <table:table-cell table:style-name="Default" table:number-columns-repeated="1636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typeReseau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4K|Wifi4KSP|WifiSPSsI|WifiInternetBo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SE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V:CfgS:typeReseau:*:WifiInternetBox#</text:p>
          </table:table-cell>
          <table:table-cell table:style-name="ce3" office:value-type="string" calcext:value-type="string">
            <text:p>4K=SE avec SIM propre. Wifi4KSP=Wi-Fi sur partage SP.</text:p>
            <text:p>WifiSPSsI=Wi-Fi SP sans Internet. WifiInternetBox=box Internet.</text:p>
            <text:p>⚠️ Paradoxe d'amorçage : valeur dans courant_init.json avant toute connexion MQTT.</text:p>
          </table:table-cell>
          <table:table-cell table:style-name="Default" table:number-columns-repeated="16369"/>
        </table:table-row>
        <table:table-row table:style-name="ro4">
          <table:table-cell table:style-name="ce3" office:value-type="string" calcext:value-type="string">
            <text:p>S</text:p>
          </table:table-cell>
          <table:table-cell table:style-name="ce15" office:value-type="string" calcext:value-type="string">
            <text:p>CfgS</text:p>
          </table:table-cell>
          <table:table-cell table:style-name="ce3" office:value-type="string" calcext:value-type="string">
            <text:p>typeReseau</text:p>
          </table:table-cell>
          <table:table-cell table:style-name="ce28" office:value-type="string" calcext:value-type="string">
            <text:p>I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4K|Wifi4KSP|WifiSPSsI|WifiInternetBo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E→S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5" office:value-type="string" calcext:value-type="string">
            <text:p>oui</text:p>
          </table:table-cell>
          <table:table-cell table:style-name="ce3" office:value-type="string" calcext:value-type="string">
            <text:p>$I:CfgS:typeReseau:*:WifiInternetBox#</text:p>
          </table:table-cell>
          <table:table-cell table:style-name="ce3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5">
          <table:table-cell table:style-name="ce4" office:value-type="string" calcext:value-type="string">
            <text:p>E</text:p>
          </table:table-cell>
          <table:table-cell table:style-name="ce16" office:value-type="string" calcext:value-type="string">
            <text:p>Urg</text:p>
          </table:table-cell>
          <table:table-cell table:style-name="ce4" office:value-type="string" calcext:value-type="string">
            <text:p>source</text:p>
          </table:table-cell>
          <table:table-cell table:style-name="ce29" office:value-type="string" calcext:value-type="string">
            <text:p>E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URG_NONE|URG_LOW_BAT|URG_CPU_CHARGE|URG_OVERHEAT|</text:p>
            <text:p>URG_MOTOR_STALL|URG_SENSOR_FAIL|URG_BUFFER_OVERFLOW|</text:p>
            <text:p>URG_PARSING_ERROR|URG_LOOP_TOO_SLOW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SE→SP</text:p>
          </table:table-cell>
          <table:table-cell table:style-name="ce4" office:value-type="string" calcext:value-type="string">
            <text:p>SE|A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>
            <text:p>$E:Urg:source:SE:URG_CPU_CHARGE#</text:p>
          </table:table-cell>
          <table:table-cell table:style-name="ce4" office:value-type="string" calcext:value-type="string">
            <text:p>Émis par trigger_urgence() (urgence.sh). SP analyse et décide warn/danger.</text:p>
            <text:p>global.json : .Urg.source</text:p>
          </table:table-cell>
          <table:table-cell table:style-name="Default" table:number-columns-repeated="16369"/>
        </table:table-row>
        <table:table-row table:style-name="ro4">
          <table:table-cell table:style-name="ce4" office:value-type="string" calcext:value-type="string">
            <text:p>S</text:p>
          </table:table-cell>
          <table:table-cell table:style-name="ce16" office:value-type="string" calcext:value-type="string">
            <text:p>Urg</text:p>
          </table:table-cell>
          <table:table-cell table:style-name="ce4" office:value-type="string" calcext:value-type="string">
            <text:p>statut</text:p>
          </table:table-cell>
          <table:table-cell table:style-name="ce28" office:value-type="string" calcext:value-type="string">
            <text:p>I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cleared|active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SE→SP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>
            <text:p>$I:Urg:statut:SE:active#</text:p>
          </table:table-cell>
          <table:table-cell table:style-name="ce4" office:value-type="string" calcext:value-type="string">
            <text:p>global.json : .Urg.statut</text:p>
          </table:table-cell>
          <table:table-cell table:style-name="Default" table:number-columns-repeated="16369"/>
        </table:table-row>
        <table:table-row table:style-name="ro4">
          <table:table-cell table:style-name="ce4" office:value-type="string" calcext:value-type="string">
            <text:p>S</text:p>
          </table:table-cell>
          <table:table-cell table:style-name="ce16" office:value-type="string" calcext:value-type="string">
            <text:p>Urg</text:p>
          </table:table-cell>
          <table:table-cell table:style-name="ce4" office:value-type="string" calcext:value-type="string">
            <text:p>niveau</text:p>
          </table:table-cell>
          <table:table-cell table:style-name="ce28" office:value-type="string" calcext:value-type="string">
            <text:p>I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warn|danger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SE→SP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>
            <text:p>$I:Urg:niveau:SE:danger#</text:p>
          </table:table-cell>
          <table:table-cell table:style-name="ce4" office:value-type="string" calcext:value-type="string">
            <text:p>danger → safety_stop.sh (arrêt moteur + cam + torche).</text:p>
            <text:p>global.json : .Urg.niveau</text:p>
          </table:table-cell>
          <table:table-cell table:style-name="Default" table:number-columns-repeated="16369"/>
        </table:table-row>
        <table:table-row table:style-name="ro4">
          <table:table-cell table:style-name="ce4" office:value-type="string" calcext:value-type="string">
            <text:p>P</text:p>
          </table:table-cell>
          <table:table-cell table:style-name="ce16" office:value-type="string" calcext:value-type="string">
            <text:p>Urg</text:p>
          </table:table-cell>
          <table:table-cell table:style-name="ce4" office:value-type="string" calcext:value-type="string">
            <text:p>clear</text:p>
          </table:table-cell>
          <table:table-cell table:style-name="ce27" office:value-type="string" calcext:value-type="string">
            <text:p>V</text:p>
          </table:table-cell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0|1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SP→SE→A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table:style-name="ce29" office:value-type="string" calcext:value-type="string">
            <text:p>Event</text:p>
          </table:table-cell>
          <table:table-cell table:style-name="ce16" office:value-type="string" calcext:value-type="string">
            <text:p>oui</text:p>
          </table:table-cell>
          <table:table-cell table:style-name="ce4" office:value-type="string" calcext:value-type="string">
            <text:p>$V:Urg:clear:*:1#</text:p>
          </table:table-cell>
          <table:table-cell table:style-name="ce4" office:value-type="string" calcext:value-type="string">
            <text:p>Efface l'état d'urgence. Après clear, SP renvoie un modeSys pour relancer les managers.</text:p>
          </table:table-cell>
          <table:table-cell table:style-name="Default" table:number-columns-repeated="16369"/>
        </table:table-row>
        <table:table-row table:style-name="ro4">
          <table:table-cell table:style-name="ce5" office:value-type="string" calcext:value-type="string">
            <text:p>E</text:p>
          </table:table-cell>
          <table:table-cell table:style-name="ce17" office:value-type="string" calcext:value-type="string">
            <text:p>COM</text:p>
          </table:table-cell>
          <table:table-cell table:style-name="ce5" office:value-type="string" calcext:value-type="string">
            <text:p>debug</text:p>
          </table:table-cell>
          <table:table-cell table:style-name="ce28"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texte libre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E→SP</text:p>
          </table:table-cell>
          <table:table-cell table:style-name="ce5" office:value-type="string" calcext:value-type="string">
            <text:p>SE|A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33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$I:COM:debug:SE:"init gyro OK"#</text:p>
          </table:table-cell>
          <table:table-cell table:style-name="ce5" office:value-type="string" calcext:value-type="string">
            <text:p>global.json : .COM.debug — Ne pas utiliser en production.</text:p>
          </table:table-cell>
          <table:table-cell table:style-name="Default" table:number-columns-repeated="16369"/>
        </table:table-row>
        <table:table-row table:style-name="ro4">
          <table:table-cell table:style-name="ce5" office:value-type="string" calcext:value-type="string">
            <text:p>E</text:p>
          </table:table-cell>
          <table:table-cell table:style-name="ce17" office:value-type="string" calcext:value-type="string">
            <text:p>COM</text:p>
          </table:table-cell>
          <table:table-cell table:style-name="ce5" office:value-type="string" calcext:value-type="string">
            <text:p>error</text:p>
          </table:table-cell>
          <table:table-cell table:style-name="ce28"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texte libre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E→SP</text:p>
          </table:table-cell>
          <table:table-cell table:style-name="ce5" office:value-type="string" calcext:value-type="string">
            <text:p>SE|A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33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$I:COM:error:SE:"Trame invalide"#</text:p>
          </table:table-cell>
          <table:table-cell table:style-name="ce5" office:value-type="string" calcext:value-type="string">
            <text:p>Erreur non critique, sans réaction automatique SP.</text:p>
            <text:p>global.json : .COM.error</text:p>
          </table:table-cell>
          <table:table-cell table:style-name="Default" table:number-columns-repeated="16369"/>
        </table:table-row>
        <table:table-row table:style-name="ro4">
          <table:table-cell table:style-name="ce5" office:value-type="string" calcext:value-type="string">
            <text:p>E</text:p>
          </table:table-cell>
          <table:table-cell table:style-name="ce17" office:value-type="string" calcext:value-type="string">
            <text:p>COM</text:p>
          </table:table-cell>
          <table:table-cell table:style-name="ce5" office:value-type="string" calcext:value-type="string">
            <text:p>info</text:p>
          </table:table-cell>
          <table:table-cell table:style-name="ce28"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texte libre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E→SP</text:p>
          </table:table-cell>
          <table:table-cell table:style-name="ce5" office:value-type="string" calcext:value-type="string">
            <text:p>SE|A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33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$I:COM:info:SE:"Camera ready"#</text:p>
          </table:table-cell>
          <table:table-cell table:style-name="ce5" office:value-type="string" calcext:value-type="string">
            <text:p>global.json : .COM.info</text:p>
          </table:table-cell>
          <table:table-cell table:style-name="Default" table:number-columns-repeated="16369"/>
        </table:table-row>
        <table:table-row table:style-name="ro4">
          <table:table-cell table:style-name="ce5" office:value-type="string" calcext:value-type="string">
            <text:p>E</text:p>
          </table:table-cell>
          <table:table-cell table:style-name="ce17" office:value-type="string" calcext:value-type="string">
            <text:p>COM</text:p>
          </table:table-cell>
          <table:table-cell table:style-name="ce5" office:value-type="string" calcext:value-type="string">
            <text:p>warn</text:p>
          </table:table-cell>
          <table:table-cell table:style-name="ce28"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texte libre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E→SP</text:p>
          </table:table-cell>
          <table:table-cell table:style-name="ce5" office:value-type="string" calcext:value-type="string">
            <text:p>SE|A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33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$I:COM:warn:SE:"Surcharge CPU : 85%"#</text:p>
          </table:table-cell>
          <table:table-cell table:style-name="ce5" office:value-type="string" calcext:value-type="string">
            <text:p>Avertissement non bloquant. Déclenché quand seuil warn franchi.</text:p>
            <text:p>global.json : .COM.warn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P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modeSys</text:p>
          </table:table-cell>
          <table:table-cell table:style-name="ce27" office:value-type="string" calcext:value-type="string">
            <text:p>V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OFF|FLOW|MOY|ALERT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SP→SE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8" office:value-type="string" calcext:value-type="string">
            <text:p>oui</text:p>
          </table:table-cell>
          <table:table-cell table:style-name="ce6" office:value-type="string" calcext:value-type="string">
            <text:p>$V:Sys:modeSys:*:FLOW#</text:p>
          </table:table-cell>
          <table:table-cell table:style-name="ce6" office:value-type="string" calcext:value-type="string">
            <text:p>OFF=inactif. FLOW=dataCont* à freqCont s.</text:p>
            <text:p>MOY=dataMoy* (moyenne nbCycles) à freqMoy s.</text:p>
            <text:p>ALERTE=surveillance seuils uniquement, aucun flux.</text:p>
            <text:p>⚠️ Après urgence : SE arrête émissions, attend nouveau modeSys de SP.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modeSys</text:p>
          </table:table-cell>
          <table:table-cell table:style-name="ce28" office:value-type="string" calcext:value-type="string">
            <text:p>I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OFF|FLOW|MOY|ALERT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8" office:value-type="string" calcext:value-type="string">
            <text:p>oui</text:p>
          </table:table-cell>
          <table:table-cell table:style-name="ce6" office:value-type="string" calcext:value-type="string">
            <text:p>$I:Sys:modeSys:SE:FLOW#</text:p>
          </table:table-cell>
          <table:table-cell table:style-name="ce6" office:value-type="string" calcext:value-type="string">
            <text:p>ACK envoyé par load_config() dans rz_sys_monitor.sh.</text:p>
          </table:table-cell>
          <table:table-cell table:style-name="Default" table:number-columns-repeated="16369"/>
        </table:table-row>
        <table:table-row table:style-name="ro6">
          <table:table-cell table:style-name="ce6" office:value-type="string" calcext:value-type="string">
            <text:p>P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paraSys</text:p>
          </table:table-cell>
          <table:table-cell table:style-name="ce27" office:value-type="string" calcext:value-type="string">
            <text:p>V</text:p>
          </table:table-cell>
          <table:table-cell table:style-name="ce6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voir COMPLEXE</text:p>
          </table:table-cell>
          <table:table-cell table:style-name="ce6" office:value-type="string" calcext:value-type="string">
            <text:p>SP→SE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freqCont : number &gt;0 (secondes — plus petit = plus fréquent)</text:p>
            <text:p>freqMoy : number &gt;=freqCont (secondes)</text:p>
            <text:p>nbCycles : number &gt;0</text:p>
            <text:p>thresholds.cpu.warn : number 0-100 (%)</text:p>
            <text:p>thresholds.cpu.urg : number &gt;warn (%)</text:p>
            <text:p>thresholds.thermal.warn : number (°C)</text:p>
            <text:p>thresholds.thermal.urg : number &gt;warn (°C)</text:p>
            <text:p>thresholds.storage.warn : number 0-100 (%)</text:p>
            <text:p>thresholds.storage.urg : number &gt;warn (%)</text:p>
            <text:p>thresholds.mem.warn : number 0-100 (%)</text:p>
            <text:p>thresholds.mem.urg : number &gt;warn (%)</text:p>
            <text:p>thresholds.batt.warn : number 0-100 (%) ⚠️SENS INVERSÉ : alerte si &lt;warn</text:p>
            <text:p>thresholds.batt.urg : number &lt;warn (%) ⚠️SENS INVERSÉ : alerte si &lt;urg</text:p>
          </table:table-cell>
          <table:table-cell table:style-name="ce6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$V:Sys:paraSys:*:{"freqCont":10,"freqMoy":60,"nbCycles":3,"thresholds":{"cpu":{"warn":80,"urg":90},"thermal":{"warn":70,"urg":85},"storage":{"warn":85,"urg":95},"mem":{"warn":80,"urg":90},"batt":{"warn":30,"urg":15}}}#</text:p>
          </table:table-cell>
          <table:table-cell table:style-name="ce6" office:value-type="string" calcext:value-type="string">
            <text:p>⚠️ freqCont/freqMoy en SECONDES (≠ Gyro/Mag en Hz).</text:p>
            <text:p>⚠️ Batterie SENS INVERSÉ : urg &lt; warn.</text:p>
            <text:p>Valeurs par défaut dans rz_sys_monitor.sh si runtime absent.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paraSys</text:p>
          </table:table-cell>
          <table:table-cell table:style-name="ce28" office:value-type="string" calcext:value-type="string">
            <text:p>I</text:p>
          </table:table-cell>
          <table:table-cell table:style-name="ce6" office:value-type="string" calcext:value-type="string">
            <text:p>object</text:p>
          </table:table-cell>
          <table:table-cell table:style-name="ce6" office:value-type="string" calcext:value-type="string">
            <text:p>voir COMPLEX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$I:Sys:paraSys:SE:{...}#</text:p>
          </table:table-cell>
          <table:table-cell table:style-name="ce6" office:value-type="string" calcext:value-type="string">
            <text:p>ACK après load_config() — image des paramètres réellement appliqués.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uptime</text:p>
          </table:table-cell>
          <table:table-cell table:style-name="ce28" office:value-type="string" calcext:value-type="string">
            <text:p>I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&gt;0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$I:Sys:uptime:SE:3600#</text:p>
          </table:table-cell>
          <table:table-cell table:style-name="ce6" office:value-type="string" calcext:value-type="string">
            <text:p>Publié UNE SEULE FOIS au démarrage (send_uptime()). Lu depuis /proc/uptime.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dataContCpu</text:p>
          </table:table-cell>
          <table:table-cell table:style-name="ce30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0-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18" office:value-type="string" calcext:value-type="string">
            <text:p>oui</text:p>
          </table:table-cell>
          <table:table-cell table:style-name="ce6" office:value-type="string" calcext:value-type="string">
            <text:p>$F:Sys:dataContCpu:SE:45#</text:p>
          </table:table-cell>
          <table:table-cell table:style-name="ce6" office:value-type="string" calcext:value-type="string">
            <text:p>Charge CPU via top. Publié à freqCont s (mode FLOW).</text:p>
            <text:p>&gt;warn(80%) → $I:COM:warn | &gt;urg(90%) → $E:Urg:source:SE:URG_CPU_CHARGE</text:p>
            <text:p>global.json .Sys.cpu — lu par rz_stt_handler.sh (filtre CPU&gt;90%).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dataMoyCpu</text:p>
          </table:table-cell>
          <table:table-cell table:style-name="ce30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0-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$F:Sys:dataMoyCpu:SE:42#</text:p>
          </table:table-cell>
          <table:table-cell table:style-name="ce6" office:value-type="string" calcext:value-type="string">
            <text:p>Moyenne CPU sur nbCycles. Publié à freqMoy s (mode MOY).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dataContThermal</text:p>
          </table:table-cell>
          <table:table-cell table:style-name="ce30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0-150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18" office:value-type="string" calcext:value-type="string">
            <text:p>oui</text:p>
          </table:table-cell>
          <table:table-cell table:style-name="ce6" office:value-type="string" calcext:value-type="string">
            <text:p>$F:Sys:dataContThermal:SE:38#</text:p>
          </table:table-cell>
          <table:table-cell table:style-name="ce6" office:value-type="string" calcext:value-type="string">
            <text:p>Température via termux-sensor puis fallback /sys/thermal_zone0.</text:p>
            <text:p>&gt;warn(70°C) → COM:warn | &gt;urg(85°C) → URG_OVERHEAT</text:p>
            <text:p>global.json .Sys.thermal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dataMoyThermal</text:p>
          </table:table-cell>
          <table:table-cell table:style-name="ce30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0-150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$F:Sys:dataMoyThermal:SE:37#</text:p>
          </table:table-cell>
          <table:table-cell table:style-name="ce6" office:value-type="string" calcext:value-type="string">
            <text:p>Moyenne thermal sur nbCycles (mode MOY).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dataContStorage</text:p>
          </table:table-cell>
          <table:table-cell table:style-name="ce30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0-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$F:Sys:dataContStorage:SE:72#</text:p>
          </table:table-cell>
          <table:table-cell table:style-name="ce6" office:value-type="string" calcext:value-type="string">
            <text:p>% espace /sdcard via df.</text:p>
            <text:p>&gt;warn(85%) → COM:warn | &gt;urg(95%) → URG_SENSOR_FAIL</text:p>
            <text:p>global.json .Sys.storage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dataMoyStorage</text:p>
          </table:table-cell>
          <table:table-cell table:style-name="ce30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0-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$F:Sys:dataMoyStorage:SE:71#</text:p>
          </table:table-cell>
          <table:table-cell table:style-name="ce6" office:value-type="string" calcext:value-type="string">
            <text:p>Moyenne storage sur nbCycles (mode MOY).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dataContMem</text:p>
          </table:table-cell>
          <table:table-cell table:style-name="ce30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0-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$F:Sys:dataContMem:SE:58#</text:p>
          </table:table-cell>
          <table:table-cell table:style-name="ce6" office:value-type="string" calcext:value-type="string">
            <text:p>RAM via /proc/meminfo (MemTotal-MemAvailable)/MemTotal.</text:p>
            <text:p>&gt;warn(80%) → COM:warn | &gt;urg(90%) → URG_SENSOR_FAIL</text:p>
            <text:p>global.json .Sys.mem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dataMoyMem</text:p>
          </table:table-cell>
          <table:table-cell table:style-name="ce30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0-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$F:Sys:dataMoyMem:SE:56#</text:p>
          </table:table-cell>
          <table:table-cell table:style-name="ce6" office:value-type="string" calcext:value-type="string">
            <text:p>Moyenne mem sur nbCycles (mode MOY).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dataContBatt</text:p>
          </table:table-cell>
          <table:table-cell table:style-name="ce30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0-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18" office:value-type="string" calcext:value-type="string">
            <text:p>oui</text:p>
          </table:table-cell>
          <table:table-cell table:style-name="ce6" office:value-type="string" calcext:value-type="string">
            <text:p>$F:Sys:dataContBatt:SE:65#</text:p>
          </table:table-cell>
          <table:table-cell table:style-name="ce6" office:value-type="string" calcext:value-type="string">
            <text:p>Batterie via termux-battery-status (pkg install termux-api requis).</text:p>
            <text:p>⚠️ SENS INVERSÉ : &lt;warn(30%) → COM:warn | &lt;urg(15%) → URG_LOW_BAT</text:p>
            <text:p>global.json .Sys.batt</text:p>
          </table:table-cell>
          <table:table-cell table:style-name="Default" table:number-columns-repeated="16369"/>
        </table:table-row>
        <table:table-row table:style-name="ro4">
          <table:table-cell table:style-name="ce6" office:value-type="string" calcext:value-type="string">
            <text:p>S</text:p>
          </table:table-cell>
          <table:table-cell table:style-name="ce18" office:value-type="string" calcext:value-type="string">
            <text:p>Sys</text:p>
          </table:table-cell>
          <table:table-cell table:style-name="ce6" office:value-type="string" calcext:value-type="string">
            <text:p>dataMoyBatt</text:p>
          </table:table-cell>
          <table:table-cell table:style-name="ce30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0-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SE→SP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$F:Sys:dataMoyBatt:SE:63#</text:p>
          </table:table-cell>
          <table:table-cell table:style-name="ce6" office:value-type="string" calcext:value-type="string">
            <text:p>Moyenne batt sur nbCycles (mode MOY).</text:p>
          </table:table-cell>
          <table:table-cell table:style-name="Default" table:number-columns-repeated="16369"/>
        </table:table-row>
        <table:table-row table:style-name="ro4">
          <table:table-cell table:style-name="ce7" office:value-type="string" calcext:value-type="string">
            <text:p>P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modeGyro</text:p>
          </table:table-cell>
          <table:table-cell table:style-name="ce27" office:value-type="string" calcext:value-type="string">
            <text:p>V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OFF|DATACont|DATAMoy|ALERTE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P→SE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9" office:value-type="string" calcext:value-type="string">
            <text:p>oui</text:p>
          </table:table-cell>
          <table:table-cell table:style-name="ce7" office:value-type="string" calcext:value-type="string">
            <text:p>$V:Gyro:modeGyro:*:DATACont#</text:p>
          </table:table-cell>
          <table:table-cell table:style-name="ce7" office:value-type="string" calcext:value-type="string">
            <text:p>OFF=inactif. DATACont=flux brut dataContGyro à freqCont Hz.</text:p>
            <text:p>DATAMoy=moyenne dataMoyGyro à freqMoy Hz.</text:p>
            <text:p>ALERTE=surveillance seuilAlerte → statusGyro.</text:p>
          </table:table-cell>
          <table:table-cell table:style-name="Default" table:number-columns-repeated="16369"/>
        </table:table-row>
        <table:table-row table:style-name="ro4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modeGyro</text:p>
          </table:table-cell>
          <table:table-cell table:style-name="ce28" office:value-type="string" calcext:value-type="string">
            <text:p>I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OFF|DATACont|DATAMoy|ALERTE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9" office:value-type="string" calcext:value-type="string">
            <text:p>oui</text:p>
          </table:table-cell>
          <table:table-cell table:style-name="ce7" office:value-type="string" calcext:value-type="string">
            <text:p>$I:Gyro:modeGyro:*:DATACont#</text:p>
          </table:table-cell>
          <table:table-cell table:style-name="ce7" office:value-type="string" calcext:value-type="string">
            <text:p>ACK réception du mode.</text:p>
          </table:table-cell>
          <table:table-cell table:style-name="Default" table:number-columns-repeated="16369"/>
        </table:table-row>
        <table:table-row table:style-name="ro4">
          <table:table-cell table:style-name="ce7" office:value-type="string" calcext:value-type="string">
            <text:p>P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angleVSEBase</text:p>
          </table:table-cell>
          <table:table-cell table:style-name="ce27" office:value-type="string" calcext:value-type="string">
            <text:p>V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0-3600</text:p>
          </table:table-cell>
          <table:table-cell table:style-name="ce7" office:value-type="string" calcext:value-type="string">
            <text:p>deg × 10</text:p>
          </table:table-cell>
          <table:table-cell table:style-name="ce7" office:value-type="string" calcext:value-type="string">
            <text:p>SP→SE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V:Gyro:angleVSEBase:*:150#</text:p>
          </table:table-cell>
          <table:table-cell table:style-name="ce7" office:value-type="string" calcext:value-type="string">
            <text:p>Angle combiné BASE+THB pour correction tangage. 150=15.0°.</text:p>
          </table:table-cell>
          <table:table-cell table:style-name="Default" table:number-columns-repeated="16369"/>
        </table:table-row>
        <table:table-row table:style-name="ro4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angleVSEBase</text:p>
          </table:table-cell>
          <table:table-cell table:style-name="ce28" office:value-type="string" calcext:value-type="string">
            <text:p>I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0-3600</text:p>
          </table:table-cell>
          <table:table-cell table:style-name="ce7" office:value-type="string" calcext:value-type="string">
            <text:p>deg × 10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I:Gyro:angleVSEBase:*:150#</text:p>
          </table:table-cell>
          <table:table-cell table:style-name="ce7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7" office:value-type="string" calcext:value-type="string">
            <text:p>P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paraGyro</text:p>
          </table:table-cell>
          <table:table-cell table:style-name="ce27" office:value-type="string" calcext:value-type="string">
            <text:p>V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string" calcext:value-type="string">
            <text:p>voir COMPLEXE</text:p>
          </table:table-cell>
          <table:table-cell table:style-name="ce7" office:value-type="string" calcext:value-type="string">
            <text:p>SP→SE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freqCont : number &gt;0 (Hz — plus grand = plus fréquent)</text:p>
            <text:p>freqMoy : number &gt;0 (Hz)</text:p>
            <text:p>nbValPourMoy : number &gt;0</text:p>
            <text:p>seuilMesure.{x,y,z} : number &gt;=0 (rad/s×100) filtrage bruit</text:p>
            <text:p>seuilAlerte.{x,y} : number &gt;0 (rad/s×100) seuils chute</text:p>
          </table:table-cell>
          <table:table-cell table:style-name="ce7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V:Gyro:paraGyro:*:{"freqCont":20,"freqMoy":2,"nbValPourMoy":5,"seuilMesure":{"x":10,"y":10,"z":5},"seuilAlerte":{"x":300,"y":300}}#</text:p>
          </table:table-cell>
          <table:table-cell table:style-name="ce7" office:value-type="string" calcext:value-type="string">
            <text:p>⚠️ freqCont/freqMoy en Hz (≠ Sys en secondes).</text:p>
            <text:p>seuilAlerte &gt; seuilMesure recommandé (vérifié par check_config.sh).</text:p>
          </table:table-cell>
          <table:table-cell table:style-name="Default" table:number-columns-repeated="16369"/>
        </table:table-row>
        <table:table-row table:style-name="ro4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paraGyro</text:p>
          </table:table-cell>
          <table:table-cell table:style-name="ce28" office:value-type="string" calcext:value-type="string">
            <text:p>I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string" calcext:value-type="string">
            <text:p>voir COMPLEXE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I:Gyro:paraGyro:*:{...}#</text:p>
          </table:table-cell>
          <table:table-cell table:style-name="ce7" office:value-type="string" calcext:value-type="string">
            <text:p>ACK réception — paramètres réellement appliqués.</text:p>
          </table:table-cell>
          <table:table-cell table:style-name="Default" table:number-columns-repeated="16369"/>
        </table:table-row>
        <table:table-row table:style-name="ro4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dataContGyro</text:p>
          </table:table-cell>
          <table:table-cell table:style-name="ce30" office:value-type="string" calcext:value-type="string">
            <text:p>F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x,gy,gz"</text:p>
          </table:table-cell>
          <table:table-cell table:style-name="ce7" office:value-type="string" calcext:value-type="string">
            <text:p>rad/s × 100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F:Gyro:dataContGyro:*:1200,-450,9800#</text:p>
          </table:table-cell>
          <table:table-cell table:style-name="ce7" office:value-type="string" calcext:value-type="string">
            <text:p>Flux vitesses angulaires 3 axes. Diviser par 100 pour rad/s.</text:p>
            <text:p>Filtré par seuilMesure. Publié à freqCont Hz (mode DATACont).</text:p>
          </table:table-cell>
          <table:table-cell table:style-name="Default" table:number-columns-repeated="16369"/>
        </table:table-row>
        <table:table-row table:style-name="ro4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dataMoyGyro</text:p>
          </table:table-cell>
          <table:table-cell table:style-name="ce30" office:value-type="string" calcext:value-type="string">
            <text:p>F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x,gy,gz"</text:p>
          </table:table-cell>
          <table:table-cell table:style-name="ce7" office:value-type="string" calcext:value-type="string">
            <text:p>rad/s × 100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$F:Gyro:dataMoyGyro:*:1150,-420,9750#</text:p>
          </table:table-cell>
          <table:table-cell table:style-name="ce7" office:value-type="string" calcext:value-type="string">
            <text:p>Moyenne nbValPourMoy mesures. Publié à freqMoy Hz (mode DATAMoy).</text:p>
          </table:table-cell>
          <table:table-cell table:style-name="Default" table:number-columns-repeated="16369"/>
        </table:table-row>
        <table:table-row table:style-name="ro4"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Gyro</text:p>
          </table:table-cell>
          <table:table-cell table:style-name="ce7" office:value-type="string" calcext:value-type="string">
            <text:p>statusGyro</text:p>
          </table:table-cell>
          <table:table-cell table:style-name="ce29" office:value-type="string" calcext:value-type="string">
            <text:p>E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OFF|OK|ALERTE|ERROR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E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19" office:value-type="string" calcext:value-type="string">
            <text:p>oui</text:p>
          </table:table-cell>
          <table:table-cell table:style-name="ce7" office:value-type="string" calcext:value-type="string">
            <text:p>$E:Gyro:statusGyro:*:ALERTE#</text:p>
          </table:table-cell>
          <table:table-cell table:style-name="ce7" office:value-type="string" calcext:value-type="string">
            <text:p>Publié UNIQUEMENT si changement d'état ou dépassement seuilAlerte.</text:p>
            <text:p>ALERTE = risque chute ou inclinaison anormale (axe x ou y).</text:p>
          </table:table-cell>
          <table:table-cell table:style-name="Default" table:number-columns-repeated="16369"/>
        </table:table-row>
        <table:table-row table:style-name="ro4">
          <table:table-cell table:style-name="ce8" office:value-type="string" calcext:value-type="string">
            <text:p>P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modeMg</text:p>
          </table:table-cell>
          <table:table-cell table:style-name="ce27" office:value-type="string" calcext:value-type="string">
            <text:p>V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OFF|DATABrutCont|DATAGeoCont|DATAGeoMoy|DATAMgCont|DATAMgMoy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SP→SE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20" office:value-type="string" calcext:value-type="string">
            <text:p>oui</text:p>
          </table:table-cell>
          <table:table-cell table:style-name="ce8" office:value-type="string" calcext:value-type="string">
            <text:p>$V:Mag:modeMg:*:DATAMgCont#</text:p>
          </table:table-cell>
          <table:table-cell table:style-name="ce8" office:value-type="string" calcext:value-type="string">
            <text:p>OFF=inactif. DATABrutCont=champ brut xyz.</text:p>
            <text:p>DATAMgCont/Moy=cap magnétique.</text:p>
            <text:p>DATAGeoCont/Moy=cap géographique.</text:p>
            <text:p>⚠️ Pas de correction déclinaison magnétique en v1.</text:p>
          </table:table-cell>
          <table:table-cell table:style-name="Default" table:number-columns-repeated="16369"/>
        </table:table-row>
        <table:table-row table:style-name="ro4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modeMg</text:p>
          </table:table-cell>
          <table:table-cell table:style-name="ce28" office:value-type="string" calcext:value-type="string">
            <text:p>I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OFF|DATABrutCont|DATAGeoCont|DATAGeoMoy|DATAMgCont|DATAMgMoy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20" office:value-type="string" calcext:value-type="string">
            <text:p>oui</text:p>
          </table:table-cell>
          <table:table-cell table:style-name="ce8" office:value-type="string" calcext:value-type="string">
            <text:p>$I:Mag:modeMg:*:DATAMgCont#</text:p>
          </table:table-cell>
          <table:table-cell table:style-name="ce8" office:value-type="string" calcext:value-type="string">
            <text:p>ACK réception du mode.</text:p>
          </table:table-cell>
          <table:table-cell table:style-name="Default" table:number-columns-repeated="16369"/>
        </table:table-row>
        <table:table-row table:style-name="ro4">
          <table:table-cell table:style-name="ce8" office:value-type="string" calcext:value-type="string">
            <text:p>P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paraMg</text:p>
          </table:table-cell>
          <table:table-cell table:style-name="ce27" office:value-type="string" calcext:value-type="string">
            <text:p>V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string" calcext:value-type="string">
            <text:p>voir COMPLEXE</text:p>
          </table:table-cell>
          <table:table-cell table:style-name="ce8" office:value-type="string" calcext:value-type="string">
            <text:p>SP→SE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freqCont : number &gt;0 (Hz)</text:p>
            <text:p>freqMoy : number &gt;0 (Hz)</text:p>
            <text:p>nbValPourMoy : number &gt;0</text:p>
            <text:p>seuilMesure.{x,y,z} : number &gt;=0 (µT×100)</text:p>
          </table:table-cell>
          <table:table-cell table:style-name="ce8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$V:Mag:paraMg:*:{"freqCont":5,"freqMoy":1,"nbValPourMoy":5,"seuilMesure":{"x":50,"y":50,"z":50}}#</text:p>
          </table:table-cell>
          <table:table-cell table:style-name="ce8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paraMg</text:p>
          </table:table-cell>
          <table:table-cell table:style-name="ce28" office:value-type="string" calcext:value-type="string">
            <text:p>I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voir COMPLEXE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$I:Mag:paraMg:*:{...}#</text:p>
          </table:table-cell>
          <table:table-cell table:style-name="ce8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dataContBrut</text:p>
          </table:table-cell>
          <table:table-cell table:style-name="ce30" office:value-type="string" calcext:value-type="string">
            <text:p>F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"mx,my,mz"</text:p>
          </table:table-cell>
          <table:table-cell table:style-name="ce8" office:value-type="string" calcext:value-type="string">
            <text:p>µT × 100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$F:Mag:dataContBrut:*:4520,-1230,5800#</text:p>
          </table:table-cell>
          <table:table-cell table:style-name="ce8" office:value-type="string" calcext:value-type="string">
            <text:p>Champ magnétique brut 3 axes. Diviser par 100 pour µT. Mode DATABrutCont.</text:p>
          </table:table-cell>
          <table:table-cell table:style-name="Default" table:number-columns-repeated="16369"/>
        </table:table-row>
        <table:table-row table:style-name="ro4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DataContMg</text:p>
          </table:table-cell>
          <table:table-cell table:style-name="ce30" office:value-type="string" calcext:value-type="string">
            <text:p>F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0-3600</text:p>
          </table:table-cell>
          <table:table-cell table:style-name="ce8" office:value-type="string" calcext:value-type="string">
            <text:p>deg × 10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20" office:value-type="string" calcext:value-type="string">
            <text:p>oui</text:p>
          </table:table-cell>
          <table:table-cell table:style-name="ce8" office:value-type="string" calcext:value-type="string">
            <text:p>$F:Mag:DataContMg:*:1850#</text:p>
          </table:table-cell>
          <table:table-cell table:style-name="ce8" office:value-type="string" calcext:value-type="string">
            <text:p>Cap magnétique continu. 1850=185.0°. Calculé via atan2(y,x). Mode DATAMgCont.</text:p>
          </table:table-cell>
          <table:table-cell table:style-name="Default" table:number-columns-repeated="16369"/>
        </table:table-row>
        <table:table-row table:style-name="ro4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DataMoyMg</text:p>
          </table:table-cell>
          <table:table-cell table:style-name="ce30" office:value-type="string" calcext:value-type="string">
            <text:p>F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0-3600</text:p>
          </table:table-cell>
          <table:table-cell table:style-name="ce8" office:value-type="string" calcext:value-type="string">
            <text:p>deg × 10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$F:Mag:DataMoyMg:*:1840#</text:p>
          </table:table-cell>
          <table:table-cell table:style-name="ce8" office:value-type="string" calcext:value-type="string">
            <text:p>Moyenne cap magnétique nbValPourMoy. Mode DATAMgMoy.</text:p>
          </table:table-cell>
          <table:table-cell table:style-name="Default" table:number-columns-repeated="16369"/>
        </table:table-row>
        <table:table-row table:style-name="ro4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DataContGeo</text:p>
          </table:table-cell>
          <table:table-cell table:style-name="ce30" office:value-type="string" calcext:value-type="string">
            <text:p>F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0-3600</text:p>
          </table:table-cell>
          <table:table-cell table:style-name="ce8" office:value-type="string" calcext:value-type="string">
            <text:p>deg × 10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20" office:value-type="string" calcext:value-type="string">
            <text:p>oui</text:p>
          </table:table-cell>
          <table:table-cell table:style-name="ce8" office:value-type="string" calcext:value-type="string">
            <text:p>$F:Mag:DataContGeo:*:1830#</text:p>
          </table:table-cell>
          <table:table-cell table:style-name="ce8" office:value-type="string" calcext:value-type="string">
            <text:p>Cap géographique continu. Mode DATAGeoCont.</text:p>
            <text:p>⚠️ Déclinaison non corrigée en v1.</text:p>
          </table:table-cell>
          <table:table-cell table:style-name="Default" table:number-columns-repeated="16369"/>
        </table:table-row>
        <table:table-row table:style-name="ro4">
          <table:table-cell table:style-name="ce8" office:value-type="string" calcext:value-type="string">
            <text:p>S</text:p>
          </table:table-cell>
          <table:table-cell table:style-name="ce20" office:value-type="string" calcext:value-type="string">
            <text:p>Mag</text:p>
          </table:table-cell>
          <table:table-cell table:style-name="ce8" office:value-type="string" calcext:value-type="string">
            <text:p>DataMoyGeo</text:p>
          </table:table-cell>
          <table:table-cell table:style-name="ce30" office:value-type="string" calcext:value-type="string">
            <text:p>F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0-3600</text:p>
          </table:table-cell>
          <table:table-cell table:style-name="ce8" office:value-type="string" calcext:value-type="string">
            <text:p>deg × 10</text:p>
          </table:table-cell>
          <table:table-cell table:style-name="ce8" office:value-type="string" calcext:value-type="string">
            <text:p>SE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$F:Mag:DataMoyGeo:*:1820#</text:p>
          </table:table-cell>
          <table:table-cell table:style-name="ce8" office:value-type="string" calcext:value-type="string">
            <text:p>Moyenne cap géographique. Mode DATAGeoMoy.</text:p>
          </table:table-cell>
          <table:table-cell table:style-name="Default" table:number-columns-repeated="16369"/>
        </table:table-row>
        <table:table-row table:style-name="ro4">
          <table:table-cell table:style-name="ce9" office:value-type="string" calcext:value-type="string">
            <text:p>P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active</text:p>
          </table:table-cell>
          <table:table-cell table:style-name="ce27" office:value-type="string" calcext:value-type="string">
            <text:p>V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On|Off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P→SE</text:p>
          </table:table-cell>
          <table:table-cell table:style-name="ce9" office:value-type="string" calcext:value-type="string">
            <text:p>rear|front|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21" office:value-type="string" calcext:value-type="string">
            <text:p>oui</text:p>
          </table:table-cell>
          <table:table-cell table:style-name="ce9" office:value-type="string" calcext:value-type="string">
            <text:p>$V:CamSE:active:rear:On#</text:p>
          </table:table-cell>
          <table:table-cell table:style-name="ce9" office:value-type="string" calcext:value-type="string">
            <text:p>Démarre/arrête IP Webcam sur l'instance.</text:p>
            <text:p>SE vérifie locks.zoom_active et locks.security_app_active.</text:p>
            <text:p>Profil auto selon Sys.cpu (normal/optimized).</text:p>
          </table:table-cell>
          <table:table-cell table:style-name="Default" table:number-columns-repeated="16369"/>
        </table:table-row>
        <table:table-row table:style-name="ro4">
          <table:table-cell table:style-name="ce9" office:value-type="string" calcext:value-type="string">
            <text:p>S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active</text:p>
          </table:table-cell>
          <table:table-cell table:style-name="ce28" office:value-type="string" calcext:value-type="string">
            <text:p>I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On|Off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E→SP</text:p>
          </table:table-cell>
          <table:table-cell table:style-name="ce9" office:value-type="string" calcext:value-type="string">
            <text:p>rear|front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21" office:value-type="string" calcext:value-type="string">
            <text:p>oui</text:p>
          </table:table-cell>
          <table:table-cell table:style-name="ce9" office:value-type="string" calcext:value-type="string">
            <text:p>$I:CamSE:active:rear:On#</text:p>
          </table:table-cell>
          <table:table-cell table:style-name="ce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9" office:value-type="string" calcext:value-type="string">
            <text:p>P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mode</text:p>
          </table:table-cell>
          <table:table-cell table:style-name="ce27" office:value-type="string" calcext:value-type="string">
            <text:p>V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rear|front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P→SE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$V:CamSE:mode:*:front#</text:p>
          </table:table-cell>
          <table:table-cell table:style-name="ce9" office:value-type="string" calcext:value-type="string">
            <text:p>Bascule instance. rear=cam_id=0, front=cam_id=1. Redémarre IP Webcam.</text:p>
          </table:table-cell>
          <table:table-cell table:style-name="Default" table:number-columns-repeated="16369"/>
        </table:table-row>
        <table:table-row table:style-name="ro4">
          <table:table-cell table:style-name="ce9" office:value-type="string" calcext:value-type="string">
            <text:p>S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streamURL</text:p>
          </table:table-cell>
          <table:table-cell table:style-name="ce30" office:value-type="string" calcext:value-type="string">
            <text:p>F</text:p>
          </table:table-cell>
          <table:table-cell table:style-name="ce9" office:value-type="string" calcext:value-type="string">
            <text:p>string</text:p>
          </table:table-cell>
          <table:table-cell table:style-name="ce9" office:value-type="string" calcext:value-type="string">
            <text:p>URL HTTP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E→SP</text:p>
          </table:table-cell>
          <table:table-cell table:style-name="ce9" office:value-type="string" calcext:value-type="string">
            <text:p>rear|front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21" office:value-type="string" calcext:value-type="string">
            <text:p>oui</text:p>
          </table:table-cell>
          <table:table-cell table:style-name="ce9" office:value-type="string" calcext:value-type="string">
            <text:p>$F:CamSE:streamURL:rear:{http://192.168.1.10:8080/video}#</text:p>
          </table:table-cell>
          <table:table-cell table:style-name="ce9" office:value-type="string" calcext:value-type="string">
            <text:p>IP récupérée via ifconfig wlan0. Publiée au démarrage cam.</text:p>
          </table:table-cell>
          <table:table-cell table:style-name="Default" table:number-columns-repeated="16369"/>
        </table:table-row>
        <table:table-row table:style-name="ro4">
          <table:table-cell table:style-name="ce9" office:value-type="string" calcext:value-type="string">
            <text:p>P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snap</text:p>
          </table:table-cell>
          <table:table-cell table:style-name="ce27" office:value-type="string" calcext:value-type="string">
            <text:p>V</text:p>
          </table:table-cell>
          <table:table-cell table:style-name="ce9" office:value-type="string" calcext:value-type="string">
            <text:p>boolean</text:p>
          </table:table-cell>
          <table:table-cell table:style-name="ce9" office:value-type="string" calcext:value-type="string">
            <text:p>0|1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P→SE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29" office:value-type="string" calcext:value-type="string">
            <text:p>Event</text:p>
          </table:table-cell>
          <table:table-cell table:style-name="ce21" office:value-type="string" calcext:value-type="string">
            <text:p>oui</text:p>
          </table:table-cell>
          <table:table-cell table:style-name="ce9" office:value-type="string" calcext:value-type="string">
            <text:p>$V:CamSE:snap:*:1#</text:p>
          </table:table-cell>
          <table:table-cell table:style-name="ce9" office:value-type="string" calcext:value-type="string">
            <text:p>Snapshot via IP Webcam. URL retournée via CamSE.snapURL.</text:p>
          </table:table-cell>
          <table:table-cell table:style-name="Default" table:number-columns-repeated="16369"/>
        </table:table-row>
        <table:table-row table:style-name="ro4">
          <table:table-cell table:style-name="ce9" office:value-type="string" calcext:value-type="string">
            <text:p>S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snapURL</text:p>
          </table:table-cell>
          <table:table-cell table:style-name="ce28" office:value-type="string" calcext:value-type="string">
            <text:p>I</text:p>
          </table:table-cell>
          <table:table-cell table:style-name="ce9" office:value-type="string" calcext:value-type="string">
            <text:p>string</text:p>
          </table:table-cell>
          <table:table-cell table:style-name="ce9" office:value-type="string" calcext:value-type="string">
            <text:p>URL HTTP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E→SP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21" office:value-type="string" calcext:value-type="string">
            <text:p>oui</text:p>
          </table:table-cell>
          <table:table-cell table:style-name="ce9" office:value-type="string" calcext:value-type="string">
            <text:p>$I:CamSE:snapURL:*:{http://192.168.1.10:8080/shot.jpg}#</text:p>
          </table:table-cell>
          <table:table-cell table:style-name="ce9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9" office:value-type="string" calcext:value-type="string">
            <text:p>P</text:p>
          </table:table-cell>
          <table:table-cell table:style-name="ce21" office:value-type="string" calcext:value-type="string">
            <text:p>CamSE</text:p>
          </table:table-cell>
          <table:table-cell table:style-name="ce9" office:value-type="string" calcext:value-type="string">
            <text:p>profil</text:p>
          </table:table-cell>
          <table:table-cell table:style-name="ce27" office:value-type="string" calcext:value-type="string">
            <text:p>V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normal|optimized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P→SE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$V:CamSE:profil:*:normal#</text:p>
          </table:table-cell>
          <table:table-cell table:style-name="ce9" office:value-type="string" calcext:value-type="string">
            <text:p>normal : 720p 30fps qualité 80 (cpu≤70%).</text:p>
            <text:p>optimized : low 10fps qualité 50 (cpu&gt;70%). Sélection auto ou forçable.</text:p>
          </table:table-cell>
          <table:table-cell table:style-name="Default" table:number-columns-repeated="16369"/>
        </table:table-row>
        <table:table-row table:style-name="ro4">
          <table:table-cell table:style-name="ce10" office:value-type="string" calcext:value-type="string">
            <text:p>P</text:p>
          </table:table-cell>
          <table:table-cell table:style-name="ce22" office:value-type="string" calcext:value-type="string">
            <text:p>TorchSE</text:p>
          </table:table-cell>
          <table:table-cell table:style-name="ce10" office:value-type="string" calcext:value-type="string">
            <text:p>active</text:p>
          </table:table-cell>
          <table:table-cell table:style-name="ce27" office:value-type="string" calcext:value-type="string">
            <text:p>V</text:p>
          </table:table-cell>
          <table:table-cell table:style-name="ce10" office:value-type="string" calcext:value-type="string">
            <text:p>enum</text:p>
          </table:table-cell>
          <table:table-cell table:style-name="ce10" office:value-type="string" calcext:value-type="string">
            <text:p>On|Off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SP→SE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2" office:value-type="string" calcext:value-type="string">
            <text:p>oui</text:p>
          </table:table-cell>
          <table:table-cell table:style-name="ce10" office:value-type="string" calcext:value-type="string">
            <text:p>$V:TorchSE:active:*:On#</text:p>
          </table:table-cell>
          <table:table-cell table:style-name="ce10" office:value-type="string" calcext:value-type="string">
            <text:p>CamSE active → HTTP /enablels ou /disablels.</text:p>
            <text:p>CamSE inactive → termux-torch. Bascule automatique.</text:p>
          </table:table-cell>
          <table:table-cell table:style-name="Default" table:number-columns-repeated="16369"/>
        </table:table-row>
        <table:table-row table:style-name="ro4">
          <table:table-cell table:style-name="ce10" office:value-type="string" calcext:value-type="string">
            <text:p>S</text:p>
          </table:table-cell>
          <table:table-cell table:style-name="ce22" office:value-type="string" calcext:value-type="string">
            <text:p>TorchSE</text:p>
          </table:table-cell>
          <table:table-cell table:style-name="ce10" office:value-type="string" calcext:value-type="string">
            <text:p>active</text:p>
          </table:table-cell>
          <table:table-cell table:style-name="ce28" office:value-type="string" calcext:value-type="string">
            <text:p>I</text:p>
          </table:table-cell>
          <table:table-cell table:style-name="ce10" office:value-type="string" calcext:value-type="string">
            <text:p>enum</text:p>
          </table:table-cell>
          <table:table-cell table:style-name="ce10" office:value-type="string" calcext:value-type="string">
            <text:p>On|Off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SE→SP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2" office:value-type="string" calcext:value-type="string">
            <text:p>oui</text:p>
          </table:table-cell>
          <table:table-cell table:style-name="ce10" office:value-type="string" calcext:value-type="string">
            <text:p>$I:TorchSE:active:*:On#</text:p>
          </table:table-cell>
          <table:table-cell table:style-name="ce10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11" office:value-type="string" calcext:value-type="string">
            <text:p>P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modeMicro</text:p>
          </table:table-cell>
          <table:table-cell table:style-name="ce27" office:value-type="string" calcext:value-type="string">
            <text:p>V</text:p>
          </table:table-cell>
          <table:table-cell table:style-name="ce11" office:value-type="string" calcext:value-type="string">
            <text:p>enum</text:p>
          </table:table-cell>
          <table:table-cell table:style-name="ce11" office:value-type="string" calcext:value-type="string">
            <text:p>off|normal|intensite|orientation|surveillance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SP→SE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V:MicroSE:modeMicro:*:intensite#</text:p>
          </table:table-cell>
          <table:table-cell table:style-name="ce11" office:value-type="string" calcext:value-type="string">
            <text:p>off=micro coupé. normal=dataContRMS à chaque mesure.</text:p>
            <text:p>intensité=dataContRMS si delta&gt;seuilDelta + alerte si seuil franchi holdTime ms.</text:p>
            <text:p>orientation=balayage servo TGD → angle direction.</text:p>
            <text:p>surveillance=intensite + balayage auto si RMS&gt;seuilMoyen.</text:p>
          </table:table-cell>
          <table:table-cell table:style-name="Default" table:number-columns-repeated="16369"/>
        </table:table-row>
        <table:table-row table:style-name="ro4">
          <table:table-cell table:style-name="ce11" office:value-type="string" calcext:value-type="string">
            <text:p>S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modeMicro</text:p>
          </table:table-cell>
          <table:table-cell table:style-name="ce28" office:value-type="string" calcext:value-type="string">
            <text:p>I</text:p>
          </table:table-cell>
          <table:table-cell table:style-name="ce11" office:value-type="string" calcext:value-type="string">
            <text:p>enum</text:p>
          </table:table-cell>
          <table:table-cell table:style-name="ce11" office:value-type="string" calcext:value-type="string">
            <text:p>off|normal|intensite|orientation|surveillance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SE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I:MicroSE:modeMicro:*:intensite#</text:p>
          </table:table-cell>
          <table:table-cell table:style-name="ce1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11" office:value-type="string" calcext:value-type="string">
            <text:p>P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paraMicro</text:p>
          </table:table-cell>
          <table:table-cell table:style-name="ce27" office:value-type="string" calcext:value-type="string">
            <text:p>V</text:p>
          </table:table-cell>
          <table:table-cell table:style-name="ce11" office:value-type="string" calcext:value-type="string">
            <text:p>object</text:p>
          </table:table-cell>
          <table:table-cell table:number-columns-repeated="2" table:style-name="ce11" office:value-type="string" calcext:value-type="string">
            <text:p>voir COMPLEXE</text:p>
          </table:table-cell>
          <table:table-cell table:style-name="ce11" office:value-type="string" calcext:value-type="string">
            <text:p>SP→SE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freqCont : number &gt;0 (ms — plus petit = plus fréquent)</text:p>
            <text:p>winSize : number &gt;=freqCont (ms) fenêtre glissante</text:p>
            <text:p>seuilDelta : number 0-1000 (RMS×10) variation min envoi</text:p>
            <text:p>holdTime : number &gt;0 (ms) durée maintien seuil avant alerte</text:p>
            <text:p>seuilFaible : number 0-1000 (RMS×10)</text:p>
            <text:p>seuilMoyen : number &gt;seuilFaible (RMS×10)</text:p>
            <text:p>seuilFort : number &gt;seuilMoyen (RMS×10)</text:p>
            <text:p>pasBalayage : number &gt;0 (degrés/étape)</text:p>
            <text:p>timeoutOrientation : number &gt;0 (secondes)</text:p>
          </table:table-cell>
          <table:table-cell table:style-name="ce11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V:MicroSE:paraMicro:*:{"freqCont":300,"winSize":300,"seuilDelta":30,"holdTime":500,"seuilFaible":100,"seuilMoyen":400,"seuilFort":700,"pasBalayage":10,"timeoutOrientation":15}#</text:p>
          </table:table-cell>
          <table:table-cell table:style-name="ce11" office:value-type="string" calcext:value-type="string">
            <text:p>⚠️ freqCont/winSize en MILLISECONDES (≠ Gyro/Mag en Hz, ≠ Sys en secondes).</text:p>
            <text:p>seuilFaible &lt; seuilMoyen &lt; seuilFort obligatoire.</text:p>
            <text:p>Fenêtre glissante N = winSize/freqCont (min 2 recommandé).</text:p>
          </table:table-cell>
          <table:table-cell table:style-name="Default" table:number-columns-repeated="16369"/>
        </table:table-row>
        <table:table-row table:style-name="ro4">
          <table:table-cell table:style-name="ce11" office:value-type="string" calcext:value-type="string">
            <text:p>S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paraMicro</text:p>
          </table:table-cell>
          <table:table-cell table:style-name="ce28" office:value-type="string" calcext:value-type="string">
            <text:p>I</text:p>
          </table:table-cell>
          <table:table-cell table:style-name="ce11" office:value-type="string" calcext:value-type="string">
            <text:p>object</text:p>
          </table:table-cell>
          <table:table-cell table:style-name="ce11" office:value-type="string" calcext:value-type="string">
            <text:p>voir COMPLEXE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SE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I:MicroSE:paraMicro:*:{...}#</text:p>
          </table:table-cell>
          <table:table-cell table:style-name="ce11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11" office:value-type="string" calcext:value-type="string">
            <text:p>S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dataContRMS</text:p>
          </table:table-cell>
          <table:table-cell table:style-name="ce30" office:value-type="string" calcext:value-type="string">
            <text:p>F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0-1000</text:p>
          </table:table-cell>
          <table:table-cell table:style-name="ce11" office:value-type="string" calcext:value-type="string">
            <text:p>RMS × 10</text:p>
          </table:table-cell>
          <table:table-cell table:style-name="ce11" office:value-type="string" calcext:value-type="string">
            <text:p>SE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F:MicroSE:dataContRMS:*:342#</text:p>
          </table:table-cell>
          <table:table-cell table:style-name="ce11" office:value-type="string" calcext:value-type="string">
            <text:p>Niveau sonore RMS×10 (entier). Diviser par 10 pour valeur réelle.</text:p>
            <text:p>Enregistrement winSize ms (termux-microphone-record), analyse ffmpeg/astats.</text:p>
            <text:p>Filtre delta : envoyé si |moy_actuelle - dernière_envoyée| &gt; seuilDelta.</text:p>
          </table:table-cell>
          <table:table-cell table:style-name="Default" table:number-columns-repeated="16369"/>
        </table:table-row>
        <table:table-row table:style-name="ro4">
          <table:table-cell table:style-name="ce11" office:value-type="string" calcext:value-type="string">
            <text:p>S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alerte</text:p>
          </table:table-cell>
          <table:table-cell table:style-name="ce29" office:value-type="string" calcext:value-type="string">
            <text:p>E</text:p>
          </table:table-cell>
          <table:table-cell table:style-name="ce11" office:value-type="string" calcext:value-type="string">
            <text:p>enum</text:p>
          </table:table-cell>
          <table:table-cell table:style-name="ce11" office:value-type="string" calcext:value-type="string">
            <text:p>faible|moyen|fort|silence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SE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E:MicroSE:(alerte):*:fort#</text:p>
          </table:table-cell>
          <table:table-cell table:style-name="ce11" office:value-type="string" calcext:value-type="string">
            <text:p>Envoyé à chaque CHANGEMENT de niveau (montée ET retour silence).</text:p>
            <text:p>Seuil franchi seulement si maintenu &gt;= holdTime ms (anti-faux positifs).</text:p>
          </table:table-cell>
          <table:table-cell table:style-name="Default" table:number-columns-repeated="16369"/>
        </table:table-row>
        <table:table-row table:style-name="ro4">
          <table:table-cell table:style-name="ce11" office:value-type="string" calcext:value-type="string">
            <text:p>S</text:p>
          </table:table-cell>
          <table:table-cell table:style-name="ce23" office:value-type="string" calcext:value-type="string">
            <text:p>MicroSE</text:p>
          </table:table-cell>
          <table:table-cell table:style-name="ce11" office:value-type="string" calcext:value-type="string">
            <text:p>direction</text:p>
          </table:table-cell>
          <table:table-cell table:style-name="ce30" office:value-type="string" calcext:value-type="string">
            <text:p>F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-900-900</text:p>
          </table:table-cell>
          <table:table-cell table:style-name="ce11" office:value-type="string" calcext:value-type="string">
            <text:p>deg × 10</text:p>
          </table:table-cell>
          <table:table-cell table:style-name="ce11" office:value-type="string" calcext:value-type="string">
            <text:p>SE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$F:MicroSE:direction:*:450#</text:p>
          </table:table-cell>
          <table:table-cell table:style-name="ce11" office:value-type="string" calcext:value-type="string">
            <text:p>Direction source sonore. 450=45.0°. Via balayage rz_balayage_sonore.sh.</text:p>
            <text:p>Publié en modes orientation et surveillance.</text:p>
          </table:table-cell>
          <table:table-cell table:style-name="Default" table:number-columns-repeated="16369"/>
        </table:table-row>
        <table:table-row table:style-name="ro4">
          <table:table-cell table:style-name="ce12" office:value-type="string" calcext:value-type="string">
            <text:p>P</text:p>
          </table:table-cell>
          <table:table-cell table:style-name="ce24" office:value-type="string" calcext:value-type="string">
            <text:p>STT</text:p>
          </table:table-cell>
          <table:table-cell table:style-name="ce12" office:value-type="string" calcext:value-type="string">
            <text:p>modeSTT</text:p>
          </table:table-cell>
          <table:table-cell table:style-name="ce27" office:value-type="string" calcext:value-type="string">
            <text:p>V</text:p>
          </table:table-cell>
          <table:table-cell table:style-name="ce12" office:value-type="string" calcext:value-type="string">
            <text:p>enum</text:p>
          </table:table-cell>
          <table:table-cell table:style-name="ce12" office:value-type="string" calcext:value-type="string">
            <text:p>KWS|OFF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SP→SE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24" office:value-type="string" calcext:value-type="string">
            <text:p>oui</text:p>
          </table:table-cell>
          <table:table-cell table:style-name="ce12" office:value-type="string" calcext:value-type="string">
            <text:p>$V:STT:modeSTT:*:KWS#</text:p>
          </table:table-cell>
          <table:table-cell table:style-name="ce12" office:value-type="string" calcext:value-type="string">
            <text:p>KWS=Keyword Spotting PocketSphinx (wake word + catalogue).</text:p>
            <text:p>OFF=STT désactivé.</text:p>
            <text:p>Repli automatique vers Gemini si PocketSphinx exit 1.</text:p>
          </table:table-cell>
          <table:table-cell table:style-name="Default" table:number-columns-repeated="16369"/>
        </table:table-row>
        <table:table-row table:style-name="ro4">
          <table:table-cell table:style-name="ce12" office:value-type="string" calcext:value-type="string">
            <text:p>S</text:p>
          </table:table-cell>
          <table:table-cell table:style-name="ce24" office:value-type="string" calcext:value-type="string">
            <text:p>STT</text:p>
          </table:table-cell>
          <table:table-cell table:style-name="ce12" office:value-type="string" calcext:value-type="string">
            <text:p>modeSTT</text:p>
          </table:table-cell>
          <table:table-cell table:style-name="ce28" office:value-type="string" calcext:value-type="string">
            <text:p>I</text:p>
          </table:table-cell>
          <table:table-cell table:style-name="ce12" office:value-type="string" calcext:value-type="string">
            <text:p>enum</text:p>
          </table:table-cell>
          <table:table-cell table:style-name="ce12" office:value-type="string" calcext:value-type="string">
            <text:p>KWS|OFF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SE→SP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Ini</text:p>
          </table:table-cell>
          <table:table-cell table:style-name="ce28" office:value-type="string" calcext:value-type="string">
            <text:p>ACK</text:p>
          </table:table-cell>
          <table:table-cell table:style-name="ce24" office:value-type="string" calcext:value-type="string">
            <text:p>oui</text:p>
          </table:table-cell>
          <table:table-cell table:style-name="ce12" office:value-type="string" calcext:value-type="string">
            <text:p>$I:STT:modeSTT:*:KWS#</text:p>
          </table:table-cell>
          <table:table-cell table:style-name="ce12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12" office:value-type="string" calcext:value-type="string">
            <text:p>P</text:p>
          </table:table-cell>
          <table:table-cell table:style-name="ce24" office:value-type="string" calcext:value-type="string">
            <text:p>STT</text:p>
          </table:table-cell>
          <table:table-cell table:style-name="ce12" office:value-type="string" calcext:value-type="string">
            <text:p>paraSTT</text:p>
          </table:table-cell>
          <table:table-cell table:style-name="ce27" office:value-type="string" calcext:value-type="string">
            <text:p>V</text:p>
          </table:table-cell>
          <table:table-cell table:style-name="ce12" office:value-type="string" calcext:value-type="string">
            <text:p>object</text:p>
          </table:table-cell>
          <table:table-cell table:number-columns-repeated="2" table:style-name="ce12" office:value-type="string" calcext:value-type="string">
            <text:p>voir COMPLEXE</text:p>
          </table:table-cell>
          <table:table-cell table:style-name="ce12" office:value-type="string" calcext:value-type="string">
            <text:p>SP→SE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keyphrase : string (ex: "rz")</text:p>
            <text:p>lang : enum (fr|en)</text:p>
            <text:p>threshold : number (ex: 1e-20 — plus petit = plus exigeant)</text:p>
            <text:p>lib_path : string (chemin relatif vers modèles)</text:p>
          </table:table-cell>
          <table:table-cell table:style-name="ce12" office:value-type="string" calcext:value-type="string">
            <text:p>Ini</text:p>
          </table:table-cell>
          <table:table-cell table:style-name="ce27" office:value-type="string" calcext:value-type="string">
            <text:p>Config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$V:STT:paraSTT:*:{"keyphrase":"rz","lang":"fr","threshold":1e-20,"lib_path":"lib_pocketsphinx"}#</text:p>
          </table:table-cell>
          <table:table-cell table:style-name="ce12" office:value-type="string" calcext:value-type="string">
            <text:p>keyphrase doit être dans fr.dict (regénérable via rz_build_dict.py).</text:p>
            <text:p>⚠️ model-fr/ et lexique_referent.dict : lourds (~50-200Mo), hors Git, install manuel.</text:p>
          </table:table-cell>
          <table:table-cell table:style-name="Default" table:number-columns-repeated="16369"/>
        </table:table-row>
        <table:table-row table:style-name="ro4">
          <table:table-cell table:style-name="ce12" office:value-type="string" calcext:value-type="string">
            <text:p>S</text:p>
          </table:table-cell>
          <table:table-cell table:style-name="ce24" office:value-type="string" calcext:value-type="string">
            <text:p>STT</text:p>
          </table:table-cell>
          <table:table-cell table:style-name="ce12" office:value-type="string" calcext:value-type="string">
            <text:p>context</text:p>
          </table:table-cell>
          <table:table-cell table:style-name="ce28" office:value-type="string" calcext:value-type="string">
            <text:p>I</text:p>
          </table:table-cell>
          <table:table-cell table:style-name="ce12" office:value-type="string" calcext:value-type="string">
            <text:p>enum</text:p>
          </table:table-cell>
          <table:table-cell table:style-name="ce12" office:value-type="string" calcext:value-type="string">
            <text:p>Inactif|Cmde|Conv|Mixte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SE→SP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Dyn</text:p>
          </table:table-cell>
          <table:table-cell table:style-name="ce30" office:value-type="string" calcext:value-type="string">
            <text:p>Etat</text:p>
          </table:table-cell>
          <table:table-cell table:style-name="ce24" office:value-type="string" calcext:value-type="string">
            <text:p>oui</text:p>
          </table:table-cell>
          <table:table-cell table:style-name="ce12" office:value-type="string" calcext:value-type="string">
            <text:p>$I:STT:context:*:Cmde#</text:p>
          </table:table-cell>
          <table:table-cell table:style-name="ce12" office:value-type="string" calcext:value-type="string">
            <text:p>Calculé par rz_state-manager.sh (modeRZ + typePtge + vitesse).</text:p>
            <text:p>Inactif : modeRZ=0/5 ou typePtge≠1/4.</text:p>
            <text:p>Cmde : robot en mouvement + vocal actif.</text:p>
            <text:p>Conv : VEILLE + vocal (→ Gemini).</text:p>
            <text:p>Mixte : PocketSphinx + repli Gemini.</text:p>
          </table:table-cell>
          <table:table-cell table:style-name="Default" table:number-columns-repeated="16369"/>
        </table:table-row>
        <table:table-row table:style-name="ro4">
          <table:table-cell table:style-name="ce12" office:value-type="string" calcext:value-type="string">
            <text:p>S</text:p>
          </table:table-cell>
          <table:table-cell table:style-name="ce24" office:value-type="string" calcext:value-type="string">
            <text:p>STT</text:p>
          </table:table-cell>
          <table:table-cell table:style-name="ce12" office:value-type="string" calcext:value-type="string">
            <text:p>intent</text:p>
          </table:table-cell>
          <table:table-cell table:style-name="ce31" office:value-type="string" calcext:value-type="string">
            <text:p>A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"{CAT:VAR:PROP:INST:VAL}"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SE→SP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CAT : enum (V|I|E|F|A)</text:p>
            <text:p>VAR : string</text:p>
            <text:p>PROP : string</text:p>
            <text:p>INST : string</text:p>
            <text:p>VAL : string</text:p>
          </table:table-cell>
          <table:table-cell table:style-name="ce12" office:value-type="string" calcext:value-type="string">
            <text:p>Dyn</text:p>
          </table:table-cell>
          <table:table-cell table:style-name="ce31" office:value-type="string" calcext:value-type="string">
            <text:p>Intent</text:p>
          </table:table-cell>
          <table:table-cell table:style-name="ce12" office:value-type="string" calcext:value-type="string">
            <text:p>_</text:p>
          </table:table-cell>
          <table:table-cell table:style-name="ce12" office:value-type="string" calcext:value-type="string">
            <text:p>$A:STT:intent:*:{V:Gyro:modeGyro:*:DATACont}#</text:p>
          </table:table-cell>
          <table:table-cell table:style-name="ce12" office:value-type="string" calcext:value-type="string">
            <text:p>Capsule intention vocale envoyée par rz_stt_handler.sh vers SP.</text:p>
            <text:p>SP valide avant exécution. Format : inner VPIV sans $# dans {}.</text:p>
          </table:table-cell>
          <table:table-cell table:style-name="Default" table:number-columns-repeated="16369"/>
        </table:table-row>
        <table:table-row table:style-name="ro4">
          <table:table-cell table:style-name="ce13" office:value-type="string" calcext:value-type="string">
            <text:p>P</text:p>
          </table:table-cell>
          <table:table-cell table:style-name="ce25" office:value-type="string" calcext:value-type="string">
            <text:p>Voice</text:p>
          </table:table-cell>
          <table:table-cell table:style-name="ce13" office:value-type="string" calcext:value-type="string">
            <text:p>tts</text:p>
          </table:table-cell>
          <table:table-cell table:style-name="ce31" office:value-type="string" calcext:value-type="string">
            <text:p>A</text:p>
          </table:table-cell>
          <table:table-cell table:style-name="ce13" office:value-type="string" calcext:value-type="string">
            <text:p>string</text:p>
          </table:table-cell>
          <table:table-cell table:style-name="ce13" office:value-type="string" calcext:value-type="string">
            <text:p>texte libre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SP→SE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Dyn</text:p>
          </table:table-cell>
          <table:table-cell table:style-name="ce29" office:value-type="string" calcext:value-type="string">
            <text:p>Event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$A:Voice:tts:*:"Démarrage terminé"#</text:p>
          </table:table-cell>
          <table:table-cell table:style-name="ce13" office:value-type="string" calcext:value-type="string">
            <text:p>SP demande à SE de prononcer un texte via termux-tts-speak.</text:p>
            <text:p>Géré directement dans rz_vpiv_parser.sh (case A).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Baby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n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A:Appli:Baby:*:On#</text:p>
          </table:table-cell>
          <table:table-cell table:style-name="ce14" office:value-type="string" calcext:value-type="string">
            <text:p>Via Tasker tâche RZ_Baby. ⚠️ Tasker doit être actif (bloquant si OFF).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Baby</text:p>
          </table:table-cell>
          <table:table-cell table:style-name="ce28"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I:Appli:Baby:*:OK#</text:p>
          </table:table-cell>
          <table:table-cell table:style-name="ce14" office:value-type="string" calcext:value-type="string">
            <text:p>FAIL si Tasker OFF, urgence active, ou erreur bridge.</text:p>
            <text:p>État mis à jour dans appli_config.json.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tasker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n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A:Appli:tasker:*:On#</text:p>
          </table:table-cell>
          <table:table-cell table:style-name="ce14" office:value-type="string" calcext:value-type="string">
            <text:p>Démarre Tasker via am start (net.dinglisch.android.taskerm). Pas de dépendance Tasker.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tasker</text:p>
          </table:table-cell>
          <table:table-cell table:style-name="ce28"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I:Appli:tasker:*:OK#</text:p>
          </table:table-cell>
          <table:table-cell table:style-name="ce14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zoom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n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A:Appli:zoom:*:On#</text:p>
          </table:table-cell>
          <table:table-cell table:style-name="ce14" office:value-type="string" calcext:value-type="string">
            <text:p>Via RZ_Zoom (Tasker) ou am start fallback (us.zoom.videomeetings).</text:p>
            <text:p>warn si cam active ou modeRZ=3. Bloquant si CPU &gt; seuil urg.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zoom</text:p>
          </table:table-cell>
          <table:table-cell table:style-name="ce28"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I:Appli:zoom:*:OK#</text:p>
          </table:table-cell>
          <table:table-cell table:style-name="ce14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BabyMonitor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n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A:Appli:BabyMonitor:*:On#</text:p>
          </table:table-cell>
          <table:table-cell table:style-name="ce14" office:value-type="string" calcext:value-type="string">
            <text:p>Via RZ_BabyMonitor (Tasker). ⚠️ Tasker requis.</text:p>
            <text:p>warn si cam active / modeMicro=off / modeRZ=3.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BabyMonitor</text:p>
          </table:table-cell>
          <table:table-cell table:style-name="ce28"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I:Appli:BabyMonitor:*:OK#</text:p>
          </table:table-cell>
          <table:table-cell table:style-name="ce14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NavGPS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n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7" office:value-type="string" calcext:value-type="string">
            <text:p>Config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A:Appli:NavGPS:*:On#</text:p>
          </table:table-cell>
          <table:table-cell table:style-name="ce14" office:value-type="string" calcext:value-type="string">
            <text:p>Via RZ_NavGPS (Tasker) ou Maps am start (com.google.android.apps.maps).</text:p>
            <text:p>warn si modeRZ=3.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NavGPS</text:p>
          </table:table-cell>
          <table:table-cell table:style-name="ce28"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26" office:value-type="string" calcext:value-type="string">
            <text:p>oui</text:p>
          </table:table-cell>
          <table:table-cell table:style-name="ce14" office:value-type="string" calcext:value-type="string">
            <text:p>$I:Appli:NavGPS:*:OK#</text:p>
          </table:table-cell>
          <table:table-cell table:style-name="ce14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P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ExprTasker</text:p>
          </table:table-cell>
          <table:table-cell table:style-name="ce31" office:value-type="string" calcext:value-type="string">
            <text:p>A</text:p>
          </table:table-cell>
          <table:table-cell table:style-name="ce14" office:value-type="string" calcext:value-type="string">
            <text:p>string</text:p>
          </table:table-cell>
          <table:table-cell table:style-name="ce14" office:value-type="string" calcext:value-type="string">
            <text:p>voir INSTANCE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SE</text:p>
          </table:table-cell>
          <table:table-cell table:style-name="ce14" office:value-type="string" calcext:value-type="string">
            <text:p>Expression (nom expr.) | Info (texte) | Off (*)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9" office:value-type="string" calcext:value-type="string">
            <text:p>Event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$A:Appli:ExprTasker:Expression:sourire#</text:p>
          </table:table-cell>
          <table:table-cell table:style-name="ce14" office:value-type="string" calcext:value-type="string">
            <text:p>Expression → tâche RZ_Expression (expressions faciales robot).</text:p>
            <text:p>Info → tâche RZ_Info (notification écran SE).</text:p>
            <text:p>Off → arrêt ExprTasker.</text:p>
            <text:p>⚠️ L'instance porte le type d'action (≠ autres Appli où instance=*).</text:p>
          </table:table-cell>
          <table:table-cell table:style-name="Default" table:number-columns-repeated="16369"/>
        </table:table-row>
        <table:table-row table:style-name="ro4">
          <table:table-cell table:style-name="ce14" office:value-type="string" calcext:value-type="string">
            <text:p>S</text:p>
          </table:table-cell>
          <table:table-cell table:style-name="ce26" office:value-type="string" calcext:value-type="string">
            <text:p>Appli</text:p>
          </table:table-cell>
          <table:table-cell table:style-name="ce14" office:value-type="string" calcext:value-type="string">
            <text:p>ExprTasker</text:p>
          </table:table-cell>
          <table:table-cell table:style-name="ce28"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K|FAIL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E→SP</text:p>
          </table:table-cell>
          <table:table-cell table:style-name="ce14" office:value-type="string" calcext:value-type="string">
            <text:p>Expression|Info|Of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28" office:value-type="string" calcext:value-type="string">
            <text:p>ACK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$I:Appli:ExprTasker:Expression:OK#</text:p>
          </table:table-cell>
          <table:table-cell table:style-name="ce14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8" table:number-rows-repeated="32">
          <table:table-cell table:number-columns-repeated="15"/>
          <table:table-cell table:style-name="Default" table:number-columns-repeated="16369"/>
        </table:table-row>
        <table:table-row table:style-name="ro9" table:number-rows-repeated="1048459">
          <table:table-cell table:number-columns-repeated="15"/>
          <table:table-cell table:style-name="Default" table:number-columns-repeated="16369"/>
        </table:table-row>
        <table:table-row table:style-name="ro9">
          <table:table-cell table:number-columns-repeated="15"/>
          <table:table-cell table:style-name="Default" table:number-columns-repeated="16369"/>
        </table:table-row>
      </table:table>
      <table:table table:name="Légende" table:style-name="ta2"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4" table:number-columns-repeated="16381"/>
        <table:table-row table:style-name="ro1">
          <table:table-cell table:style-name="ce72" office:value-type="string" calcext:value-type="string">
            <text:p>CHAMP</text:p>
          </table:table-cell>
          <table:table-cell table:style-name="ce72" office:value-type="string" calcext:value-type="string">
            <text:p>VALEUR</text:p>
          </table:table-cell>
          <table:table-cell table:style-name="ce72" office:value-type="string" calcext:value-type="string">
            <text:p>SIGNIFICATION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SOUR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P (Node-RED) — émetteur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SOURCE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SE (smartphone) — émetteur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SOUR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duino — émetteur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SOURCE</text:p>
          </table:table-cell>
          <table:table-cell table:style-name="ce74" office:value-type="string" calcext:value-type="string">
            <text:p>E</text:p>
          </table:table-cell>
          <table:table-cell table:style-name="ce74" office:value-type="string" calcext:value-type="string">
            <text:p>SE ou Arduino selon qui détecte l'événement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C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signe — ordre à exécuter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CAT</text:p>
          </table:table-cell>
          <table:table-cell table:style-name="ce74" office:value-type="string" calcext:value-type="string">
            <text:p>I</text:p>
          </table:table-cell>
          <table:table-cell table:style-name="ce74" office:value-type="string" calcext:value-type="string">
            <text:p>Information — retour d'état, ACK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CA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Événement critique — urgence, réaction automatique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CAT</text:p>
          </table:table-cell>
          <table:table-cell table:style-name="ce74" office:value-type="string" calcext:value-type="string">
            <text:p>F</text:p>
          </table:table-cell>
          <table:table-cell table:style-name="ce74" office:value-type="string" calcext:value-type="string">
            <text:p>Flux — données continues périodiques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C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mande applicative Android — Tasker, apps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CYCLE</text:p>
          </table:table-cell>
          <table:table-cell table:style-name="ce74" office:value-type="string" calcext:value-type="string">
            <text:p>Ini</text:p>
          </table:table-cell>
          <table:table-cell table:style-name="ce74" office:value-type="string" calcext:value-type="string">
            <text:p>Initialisé par SP au démarrage (courant_init.json). Peut évoluer au runtime.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CYCLE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Produit uniquement au runtime, non initialisé au démarrage.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CYCLE</text:p>
          </table:table-cell>
          <table:table-cell table:style-name="ce74" office:value-type="string" calcext:value-type="string">
            <text:p>Cste</text:p>
          </table:table-cell>
          <table:table-cell table:style-name="ce74" office:value-type="string" calcext:value-type="string">
            <text:p>Constante — ne change qu'entre démarrages (calibration). Transmise via JSON d'init.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NATUR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Paramètre pilotable durable — CAT=V attendu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NATURE</text:p>
          </table:table-cell>
          <table:table-cell table:style-name="ce74" office:value-type="string" calcext:value-type="string">
            <text:p>ACK</text:p>
          </table:table-cell>
          <table:table-cell table:style-name="ce74" office:value-type="string" calcext:value-type="string">
            <text:p>Confirmation miroir d'une commande — sens inverse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NATURE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État réel mesuré ou calculé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NATURE</text:p>
          </table:table-cell>
          <table:table-cell table:style-name="ce74" office:value-type="string" calcext:value-type="string">
            <text:p>Intent</text:p>
          </table:table-cell>
          <table:table-cell table:style-name="ce74" office:value-type="string" calcext:value-type="string">
            <text:p>Intent STT validé par SP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NATUR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ommande ponctuelle — effet immédiat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NATURE</text:p>
          </table:table-cell>
          <table:table-cell table:style-name="ce74" office:value-type="string" calcext:value-type="string">
            <text:p>_</text:p>
          </table:table-cell>
          <table:table-cell table:style-name="ce74" office:value-type="string" calcext:value-type="string">
            <text:p>Pas de qualification particulière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UNITÉS</text:p>
          </table:table-cell>
          <table:table-cell office:value-type="string" calcext:value-type="string">
            <text:p>Gyro/Mag freqCont</text:p>
          </table:table-cell>
          <table:table-cell office:value-type="string" calcext:value-type="string">
            <text:p>Hz — plus GRAND = plus fréquent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UNITÉS</text:p>
          </table:table-cell>
          <table:table-cell table:style-name="ce74" office:value-type="string" calcext:value-type="string">
            <text:p>Sys freqCont</text:p>
          </table:table-cell>
          <table:table-cell table:style-name="ce74" office:value-type="string" calcext:value-type="string">
            <text:p>Secondes — plus PETIT = plus fréquent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UNITÉS</text:p>
          </table:table-cell>
          <table:table-cell office:value-type="string" calcext:value-type="string">
            <text:p>MicroSE freqCont</text:p>
          </table:table-cell>
          <table:table-cell office:value-type="string" calcext:value-type="string">
            <text:p>Millisecondes — plus PETIT = plus fréquent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UNITÉS</text:p>
          </table:table-cell>
          <table:table-cell table:style-name="ce74" office:value-type="string" calcext:value-type="string">
            <text:p>rad/s×100</text:p>
          </table:table-cell>
          <table:table-cell table:style-name="ce74" office:value-type="string" calcext:value-type="string">
            <text:p>VPIV = rad/s × 100 → diviser par 100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UNITÉS</text:p>
          </table:table-cell>
          <table:table-cell office:value-type="string" calcext:value-type="string">
            <text:p>µT×100</text:p>
          </table:table-cell>
          <table:table-cell office:value-type="string" calcext:value-type="string">
            <text:p>VPIV = µT × 100 → diviser par 100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UNITÉS</text:p>
          </table:table-cell>
          <table:table-cell table:style-name="ce74" office:value-type="string" calcext:value-type="string">
            <text:p>deg×10</text:p>
          </table:table-cell>
          <table:table-cell table:style-name="ce74" office:value-type="string" calcext:value-type="string">
            <text:p>VPIV = degrés × 10 → diviser par 10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UNITÉS</text:p>
          </table:table-cell>
          <table:table-cell office:value-type="string" calcext:value-type="string">
            <text:p>RMS×10</text:p>
          </table:table-cell>
          <table:table-cell office:value-type="string" calcext:value-type="string">
            <text:p>VPIV = RMS × 10 → diviser par 10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ALERTES</text:p>
          </table:table-cell>
          <table:table-cell table:style-name="ce74" office:value-type="string" calcext:value-type="string">
            <text:p>Sys batt</text:p>
          </table:table-cell>
          <table:table-cell table:style-name="ce74" office:value-type="string" calcext:value-type="string">
            <text:p>SENS INVERSÉ : alerte si valeur INFÉRIEURE au seuil (urg &lt; warn)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ALERTES</text:p>
          </table:table-cell>
          <table:table-cell office:value-type="string" calcext:value-type="string">
            <text:p>Sys autres</text:p>
          </table:table-cell>
          <table:table-cell office:value-type="string" calcext:value-type="string">
            <text:p>SENS HAUT : alerte si valeur SUPÉRIEURE au seuil (urg &gt; warn)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ALERTES</text:p>
          </table:table-cell>
          <table:table-cell table:style-name="ce74" office:value-type="string" calcext:value-type="string">
            <text:p>Règle 10s</text:p>
          </table:table-cell>
          <table:table-cell table:style-name="ce74" office:value-type="string" calcext:value-type="string">
            <text:p>warn/urg déclenchés après 10s de dépassement continu (alerts_sys.sh)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DIRECTION</text:p>
          </table:table-cell>
          <table:table-cell office:value-type="string" calcext:value-type="string">
            <text:p>SP→SE</text:p>
          </table:table-cell>
          <table:table-cell office:value-type="string" calcext:value-type="string">
            <text:p>SP vers SE — SE peut vérifier avant relais</text:p>
          </table:table-cell>
          <table:table-cell table:style-name="Default" table:number-columns-repeated="16381"/>
        </table:table-row>
        <table:table-row table:style-name="ro7">
          <table:table-cell table:style-name="ce74" office:value-type="string" calcext:value-type="string">
            <text:p>DIRECTION</text:p>
          </table:table-cell>
          <table:table-cell table:style-name="ce74" office:value-type="string" calcext:value-type="string">
            <text:p>SP→SE→A</text:p>
          </table:table-cell>
          <table:table-cell table:style-name="ce74" office:value-type="string" calcext:value-type="string">
            <text:p>SP vers Arduino — SE est point de contrôle intermédiaire</text:p>
          </table:table-cell>
          <table:table-cell table:style-name="Default" table:number-columns-repeated="16381"/>
        </table:table-row>
        <table:table-row table:style-name="ro7">
          <table:table-cell office:value-type="string" calcext:value-type="string">
            <text:p>DIRECTION</text:p>
          </table:table-cell>
          <table:table-cell office:value-type="string" calcext:value-type="string">
            <text:p>SE→SP</text:p>
          </table:table-cell>
          <table:table-cell office:value-type="string" calcext:value-type="string">
            <text:p>SE vers SP</text:p>
          </table:table-cell>
          <table:table-cell table:style-name="Default" table:number-columns-repeated="16381"/>
        </table:table-row>
      </table:table>
      <table:named-expressions/>
      <table:database-ranges>
        <table:database-range table:name="__Anonymous_Sheet_DB__0" table:target-range-address="Table_A_SE_v2.A2:Table_A_SE_v2.O1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01:51:37.96828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égende" style:display-name="PageStyle_Légen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_5f_A_5f_SE_5f_v2" style:display-name="PageStyle_Table_A_SE_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3-08T19:11:20</meta:creation-date>
    <dc:date>2026-03-11T01:56:09.309409000</dc:date>
    <meta:generator>LibreOffice/26.2.0.3$Windows_X86_64 LibreOffice_project/620$Build-3</meta:generator>
    <meta:editing-duration>P1DT21H9M38S</meta:editing-duration>
    <meta:editing-cycles>2</meta:editing-cycles>
    <meta:document-statistic meta:table-count="2" meta:cell-count="1342" meta:object-count="0"/>
    <meta:user-defined meta:name="AppVersion">3.1</meta:user-defined>
  </office:meta>
</office:document-meta>
</file>